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7.588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5" style:family="table-cell">
      <style:table-cell-properties fo:padding="0.097cm" fo:border-left="0.002cm solid #000000" fo:border-right="none" fo:border-top="none" fo:border-bottom="0.002cm solid #000000"/>
    </style:style>
    <style:style style:name="Table1.A11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11.28cm" fo:margin-right="0cm" fo:text-indent="0cm" style:auto-text-indent="false"/>
    </style:style>
    <style:style style:name="P2" style:family="paragraph" style:parent-style-name="Standard" style:master-page-name="">
      <style:paragraph-properties fo:margin-left="11.28cm" fo:margin-right="0cm" fo:text-indent="0cm" style:auto-text-indent="false"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  <style:text-properties style:text-underline-style="none"/>
    </style:style>
    <style:style style:name="P8" style:family="paragraph" style:parent-style-name="Standard" style:master-page-name="">
      <style:paragraph-properties style:page-number="auto" fo:break-before="auto" fo:break-after="auto"/>
    </style:style>
    <style:style style:name="P9" style:family="paragraph" style:parent-style-name="Heading_20_2">
      <style:paragraph-properties fo:text-align="start" style:justify-single-word="false"/>
    </style:style>
    <style:style style:name="P10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Liberation Serif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purchase in objects"&gt;</text:placeholder></text:p>
      <text:p text:style-name="P2"><text:placeholder text:placeholder-type="text">&lt;setLang(purchase.party.lang and purchase.party.lang.code or 'en_US')&gt;</text:placeholder><text:placeholder text:placeholder-type="text">&lt;purchase.setLang(purchase.party.lang and purchase.party.lang.code or 'en_US')&gt;</text:placeholder><text:placeholder text:placeholder-type="text">&lt;purchase.party.full_name&gt;</text:placeholder></text:p>
      <text:p text:style-name="P1"><text:placeholder text:placeholder-type="text">&lt;if test="purchase.invoice_address"&gt;</text:placeholder></text:p>
      <text:p text:style-name="P1"><text:placeholder text:placeholder-type="text">&lt;for each="line in purchase.invoice_address.full_address.split('\n')"&gt;</text:placeholder></text:p>
      <text:p text:style-name="P1"><text:placeholder text:placeholder-type="text">&lt;line&gt;</text:placeholder></text:p>
      <text:p text:style-name="P1"><text:placeholder text:placeholder-type="text">&lt;/for&gt;</text:placeholder></text:p>
      <text:p text:style-name="P1"><text:placeholder text:placeholder-type="text">&lt;/if&gt;</text:placeholder></text:p>
      <text:p text:style-name="P1"><text:placeholder text:placeholder-type="text">&lt;if test="purchase.party.vat_code"&gt;</text:placeholder></text:p>
      <text:p text:style-name="P1">VAT: <text:placeholder text:placeholder-type="text">&lt;purchase.party.vat_code&gt;</text:placeholder></text:p>
      <text:p text:style-name="P1"><text:placeholder text:placeholder-type="text">&lt;/if&gt;</text:placeholder></text:p>
      <text:p text:style-name="P6"><text:placeholder text:placeholder-type="text">&lt;choose test=""&gt;</text:placeholder></text:p>
      <text:p text:style-name="P7"><text:placeholder text:placeholder-type="text">&lt;when test="purchase.state == 'draft'"&gt;</text:placeholder></text:p>
      <text:h text:style-name="P10" text:outline-level="1">Draft Purchase Order</text:h>
      <text:p text:style-name="P7"><text:placeholder text:placeholder-type="text">&lt;/when&gt;</text:placeholder></text:p>
      <text:p text:style-name="P7"><text:placeholder text:placeholder-type="text">&lt;when test="purchase.state == 'quotation'"&gt;</text:placeholder></text:p>
      <text:h text:style-name="P10" text:outline-level="1">Request for Quotation N°: <text:placeholder text:placeholder-type="text">&lt;purchase.reference&gt;</text:placeholder></text:h>
      <text:p text:style-name="P7"><text:placeholder text:placeholder-type="text">&lt;/when&gt;</text:placeholder></text:p>
      <text:p text:style-name="P7"><text:placeholder text:placeholder-type="text">&lt;otherwise test=""&gt;</text:placeholder></text:p>
      <text:h text:style-name="P10" text:outline-level="1">Purchase Order N°: <text:placeholder text:placeholder-type="text">&lt;purchase.reference&gt;</text:placeholder></text:h>
      <text:p text:style-name="P7"><text:placeholder text:placeholder-type="text">&lt;/otherwise&gt;</text:placeholder></text:p>
      <text:p text:style-name="P7"><text:placeholder text:placeholder-type="text">&lt;/when&gt;</text:placeholder></text:p>
      <text:p text:style-name="Text_20_body">Description: <text:placeholder text:placeholder-type="text">&lt;purchase.description or ''&gt;</text:placeholder></text:p>
      <text:p text:style-name="Text_20_body">Date: <text:placeholder text:placeholder-type="text">&lt;formatLang(purchase.purchase_date, purchase.party.lang, date=True)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Table_20_Contents"><text:placeholder text:placeholder-type="text">&lt;for each="line in purchas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1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11"><text:soft-page-break/><text:placeholder text:placeholder-type="text">&lt;/for&gt;</text:placeholder></text:p>
          </table:table-cell>
          <table:table-cell table:style-name="Table1.A5" office:value-type="string">
            <text:p text:style-name="P4"><text:placeholder text:placeholder-type="text">&lt;(formatLang(line.quantity, purchase.party.lang, digits=line.unit_digits) + (line.unit and (' ' + line.unit.symbol) or '')) or ''&gt;</text:placeholder><text:soft-page-break/></text:p>
          </table:table-cell>
          <table:table-cell table:style-name="Table1.A5" office:value-type="string">
            <text:p text:style-name="P4"><text:placeholder text:placeholder-type="text">&lt;formatLang(line.unit_price, purchase.party.lang, currency=purchase.currency)&gt;</text:placeholder><text:soft-page-break/></text:p>
          </table:table-cell>
          <table:table-cell table:style-name="Table1.A5" office:value-type="string">
            <text:p text:style-name="P5"><text:placeholder text:placeholder-type="text">&lt;for each="tax in line.taxes"&gt;</text:placeholder></text:p>
            <text:p text:style-name="P5"><text:soft-page-break/><text:placeholder text:placeholder-type="text">&lt;tax.name&gt;</text:placeholder></text:p>
            <text:p text:style-name="P5"><text:placeholder text:placeholder-type="text">&lt;/for&gt;</text:placeholder></text:p>
          </table:table-cell>
          <table:table-cell table:style-name="Table1.A2" office:value-type="string">
            <text:p text:style-name="P4"><text:placeholder text:placeholder-type="text">&lt;formatLang(line.amount, purchase.party.lang, currency=purchase.currency)&gt;</text:placeholder><text:soft-page-break/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h text:style-name="Heading_20_2" text:outline-level="2"><text:placeholder text:placeholder-type="text">&lt;for each="line in line.description.split('\n')"&gt;</text:placeholder></text:h>
            <text:h text:style-name="Heading_20_2" text:outline-level="2"><text:placeholder text:placeholder-type="text">&lt;line&gt;</text:placeholder></text:h>
            <text:h text:style-name="P9" text:outline-level="2"><text:placeholder text:placeholder-type="text">&lt;/for&gt;</text:placeholder></text:h>
          </table:table-cell>
          <table:covered-table-cell/>
          <table:covered-table-cell/>
          <table:covered-table-cell/>
          <table:table-cell table:style-name="Table1.A2" office:value-type="string">
            <text:p text:style-name="P4"><text:placeholder text:placeholder-type="text">&lt;formatLang(line.amount, purchase.party.lang, currency=purchase.currency)&gt;</text:placeholder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h text:style-name="Heading_20_2" text:outline-level="2"><text:placeholder text:placeholder-type="text">&lt;for each="line in line.description.split('\n')"&gt;</text:placeholder></text:h>
            <text:h text:style-name="Heading_20_2" text:outline-level="2"><text:placeholder text:placeholder-type="text">&lt;line&gt;</text:placeholder></text:h>
            <text:h text:style-name="Heading_20_2" text:outline-level="2"><text:placeholder text:placeholder-type="text">&lt;/for&gt;</text:placeholder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1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placeholder text:placeholder-type="text">&lt;formatLang(purchase.untaxed_amount, purchase.party.lang, currency=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2" office:value-type="string">
                  <text:p text:style-name="P4"><text:placeholder text:placeholder-type="text">&lt;formatLang(purchase.tax_amount, purchase.party.lang, currency=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2" office:value-type="string">
                  <text:p text:style-name="P4"><text:placeholder text:placeholder-type="text">&lt;formatLang(purchase.total_amount, purchase.party.lang, currency=purchas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purchas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6-07T15:28:22</meta:creation-date>
    <dc:date>2009-01-10T16:03:32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4" meta:paragraph-count="69" meta:word-count="24" meta:character-count="223"/>
  </office:meta>
</office:document-meta>
</file>